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start" style:justify-single-word="false"/>
      <style:text-properties fo:color="#ff0000" style:font-name="Calibri1" fo:font-size="11pt" fo:font-weight="normal"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fo:color="#c0504d" style:font-name="Calibri1" fo:font-size="11pt" fo:font-weight="normal"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ffc000"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fo:color="#d19049"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start" style:justify-single-word="false"/>
      <style:text-properties fo:color="#ccb400"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b050"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fo:color="#ffc000"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ge "a propos"</text:p>
      <text:p text:style-name="P3"/>
      <text:p text:style-name="P3">Bonjour, je m'appelle Nassim Amara, j'ai 29 ans et je suis en formation en tant que développeur junior au PoleS. J'ai découvert le monde du web en 2018, j'ai décidé de changer de voie et de me reconvertir professionnellement.</text:p>
      <text:p text:style-name="P3">Je suis passionné par l'informatique et par le web en particulier. J'aime comprendre le fonctionnement du numérique ce qui me pousse à apprendre de nouvelle choses,</text:p>
      <text:p text:style-name="P3">Ma forte motivation, ma capacité d'adaptation, et ma curiosité sont notamment d'autres atouts qui seront bénéfiques au développement de votre entreprise. </text:p>
      <text:p text:style-name="P3">Sinon à part ça, dans la vie j'aime pas mal de choses, comme le foot, les jeux vidéos, la musique plutôt rap,rn&amp;b. <text:s/>Je vous souhaite une bonne visite sur mon portfolio et n'hésitez pas à me laisser un mot, un coucou, un retour sur le portfolio, une offre d'emploi ou toute demande particulière dans la partie contact. </text:p>
      <text:p text:style-name="P3">rajouter carte maps </text:p>
      <text:p text:style-name="P8"/>
      <text:p text:style-name="P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6" meta:word-count="149" meta:character-count="896"/>
    <dc:date>2019-09-02T16:35:01.37</dc:date>
    <dc:creator>nassim amara</dc:creator>
    <meta:editing-duration>PT12M41S</meta:editing-duration>
    <meta:editing-cycles>1</meta:editing-cycles>
    <meta:generator>OpenOffice/4.1.6$Win32 OpenOffice.org_project/416m1$Build-9790</meta:generator>
  </office:meta>
</office:document-meta>
</file>